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996cm" style:rel-column-width="5100*"/>
    </style:style>
    <style:style style:name="Table1.B" style:family="table-column">
      <style:table-column-properties style:column-width="8.005cm" style:rel-column-width="453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language="en" fo:country="US" officeooo:rsid="00045d8d" officeooo:paragraph-rsid="000707aa"/>
    </style:style>
    <style:style style:name="P2" style:family="paragraph" style:parent-style-name="Standard">
      <style:text-properties fo:language="en" fo:country="US" officeooo:rsid="0001e267"/>
    </style:style>
    <style:style style:name="P3" style:family="paragraph" style:parent-style-name="Standard">
      <style:text-properties fo:language="en" fo:country="US" officeooo:rsid="0008ce7c" officeooo:paragraph-rsid="0008ce7c"/>
    </style:style>
    <style:style style:name="P4" style:family="paragraph" style:parent-style-name="Standard">
      <style:text-properties officeooo:paragraph-rsid="000707aa"/>
    </style:style>
    <style:style style:name="P5" style:family="paragraph" style:parent-style-name="Standard">
      <style:text-properties officeooo:paragraph-rsid="0008ce7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officeooo:paragraph-rsid="000707aa" style:font-style-asian="italic" style:font-style-complex="italic"/>
    </style:style>
    <style:style style:name="P8" style:family="paragraph" style:parent-style-name="Standard">
      <style:text-properties officeooo:paragraph-rsid="000cf24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e267"/>
    </style:style>
    <style:style style:name="T3" style:family="text">
      <style:text-properties fo:language="en" fo:country="US" officeooo:rsid="0002fee5"/>
    </style:style>
    <style:style style:name="T4" style:family="text">
      <style:text-properties fo:language="en" fo:country="US" officeooo:rsid="00045d8d"/>
    </style:style>
    <style:style style:name="T5" style:family="text">
      <style:text-properties fo:language="en" fo:country="US" officeooo:rsid="00054ae8"/>
    </style:style>
    <style:style style:name="T6" style:family="text">
      <style:text-properties fo:language="en" fo:country="US" officeooo:rsid="000707aa"/>
    </style:style>
    <style:style style:name="T7" style:family="text">
      <style:text-properties fo:language="en" fo:country="US" officeooo:rsid="0008ce7c"/>
    </style:style>
    <style:style style:name="T8" style:family="text">
      <style:text-properties fo:language="en" fo:country="US" officeooo:rsid="00094850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officeooo:rsid="00094850" style:font-style-asian="normal" style:font-style-complex="normal"/>
    </style:style>
    <style:style style:name="T11" style:family="text">
      <style:text-properties fo:language="en" fo:country="US" fo:font-style="normal" officeooo:rsid="00045d8d" style:font-style-asian="normal" style:font-style-complex="normal"/>
    </style:style>
    <style:style style:name="T12" style:family="text">
      <style:text-properties fo:language="en" fo:country="US" officeooo:rsid="000cf245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cf245" style:font-style-asian="normal" style:font-style-complex="normal"/>
    </style:style>
    <style:style style:name="T15" style:family="text">
      <style:text-properties officeooo:rsid="000cf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/>* <text:span text:style-name="T2">assignments</text:span>.<text:span text:style-name="T6">pdf</text:span></text:p>
      <text:p text:style-name="Standard"><text:s/>* </text:p>
      <text:p text:style-name="Standard"><text:s/>* Michal Tešnar &lt;michal.tesnar007@gmail.com&gt;</text:p>
      <text:p text:style-name="Standard"><text:s/>*</text:p>
      <text:p text:style-name="Standard"><text:s/>* This <text:span text:style-name="T2">file contains solutions of exercises with assignments.</text:span></text:p>
      <text:p text:style-name="P2"><text:s/>*/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Line3124226821920">
          <table:table-cell table:style-name="Table1.A1" office:value-type="string">
            <text:p text:style-name="P4"><text:span text:style-name="T3">1. </text:span><text:span text:style-name="T8">(</text:span><text:span text:style-name="T13">a)</text:span></text:p>
            <text:p text:style-name="P4">before:</text:p>
            <text:p text:style-name="P7"><text:span text:style-name="T13">/*</text:span> <text:span text:style-name="T13">x == A */</text:span></text:p>
            <text:p text:style-name="P4">then:</text:p>
            <text:p text:style-name="P8"><text:s/>/* x == 7*A + 5 <text:span text:style-name="T13">*/</text:span></text:p>
            <text:p text:style-name="P3">therefore:</text:p>
            <text:p text:style-name="P5">x = 7*x + 5</text:p>
            <text:p text:style-name="P5"/>
          </table:table-cell>
          <table:table-cell table:style-name="Table1.A1" office:value-type="string">
            <text:p text:style-name="P4">4. <text:span text:style-name="T10">(c</text:span><text:span text:style-name="T13">)</text:span></text:p>
            <text:p text:style-name="P8"><text:span text:style-name="T13">/* </text:span>x == A, y == B <text:span text:style-name="T13">*/</text:span></text:p>
            <text:p text:style-name="P8">x = 3*y + x /*=&gt; x == 3*B + A <text:span text:style-name="T13">*/</text:span></text:p>
            <text:p text:style-name="P8">y = 3*y – x /*=&gt; y == 3*B – (3*B + A) = -A <text:span text:style-name="T13">*/</text:span></text:p>
            <text:p text:style-name="P8">x = x + y /*=&gt; x =<text:span text:style-name="T8">=</text:span> 3*B + A – A = 3*B <text:span text:style-name="T13">*/</text:span></text:p>
          </table:table-cell>
        </table:table-row>
        <table:table-row table:style-name="TableLine3124226818656">
          <table:table-cell table:style-name="Table1.A1" office:value-type="string">
            <text:p text:style-name="P4">2. <text:span text:style-name="T10">(</text:span><text:span text:style-name="T13">b)</text:span></text:p>
            <text:p text:style-name="P4">before:</text:p>
            <text:p text:style-name="P8"><text:span text:style-name="T13">/* </text:span>x == A, y == B <text:span text:style-name="T13">*/</text:span></text:p>
            <text:p text:style-name="P4">then:</text:p>
            <text:p text:style-name="P8">/* x =<text:span text:style-name="T3">=</text:span> B – A, y =<text:span text:style-name="T3">=</text:span> A <text:span text:style-name="T13">*/</text:span></text:p>
            <text:p text:style-name="P4">therefore:</text:p>
            <text:p text:style-name="P8">x = y – x<text:span text:style-name="T1"> </text:span><text:span text:style-name="T9">/*</text:span><text:span text:style-name="T7">=&gt; </text:span><text:span text:style-name="T3">x =</text:span>= B – A <text:span text:style-name="T13">*/</text:span></text:p>
            <text:p text:style-name="P4">and then</text:p>
            <text:p text:style-name="P8">y = y – x <text:s/>/*=&gt; <text:span text:style-name="T4">y =</text:span><text:span text:style-name="T7">=</text:span><text:span text:style-name="T4"> </text:span>B – (B – A) =<text:span text:style-name="T7">=</text:span> A<text:span text:style-name="T13">*/</text:span></text:p>
            <text:p text:style-name="P4"/>
          </table:table-cell>
          <table:table-cell table:style-name="Table1.A1" office:value-type="string">
            <text:p text:style-name="P4">5. <text:span text:style-name="T8">(</text:span><text:span text:style-name="T11">b)</text:span></text:p>
            <text:p text:style-name="P8"><text:span text:style-name="T13">/* </text:span>x – y =<text:span text:style-name="T8">=</text:span> B <text:span text:style-name="T8">=&gt; x == B + y </text:span><text:span text:style-name="T10">*/</text:span></text:p>
            <text:p text:style-name="P8"><text:span text:style-name="T8">/* y == A =&gt; </text:span>x =<text:span text:style-name="T8">=</text:span> B + A <text:span text:style-name="T13">*/</text:span></text:p>
            <text:p text:style-name="P8">y = x – y<text:span text:style-name="T1"> /* </text:span><text:span text:style-name="T8">=&gt;</text:span><text:span text:style-name="T1"> </text:span><text:span text:style-name="T5">y == </text:span>A + B – A = B <text:span text:style-name="T13">*/</text:span></text:p>
            <text:p text:style-name="P8">x = x – y /* <text:span text:style-name="T8">=&gt; </text:span><text:span text:style-name="T5">x </text:span>=<text:span text:style-name="T8">=</text:span> A + B – B = A <text:span text:style-name="T13">*/</text:span></text:p>
            <text:p text:style-name="P4"/>
          </table:table-cell>
        </table:table-row>
        <table:table-row table:style-name="TableLine3124226820016">
          <table:table-cell table:style-name="Table1.A1" office:value-type="string">
            <text:p text:style-name="P4">3. <text:span text:style-name="T8">(</text:span><text:span text:style-name="T13">a)</text:span></text:p>
            <text:p text:style-name="P4">before:</text:p>
            <text:p text:style-name="P8"><text:span text:style-name="T13">/* </text:span>x == B+1 <text:span text:style-name="T13">*/</text:span></text:p>
            <text:p text:style-name="P8">/* y == (B + 1)*(B + 1) + A == B^2 + 2*B + 1 + A <text:span text:style-name="T13">*/</text:span></text:p>
            <text:p text:style-name="P4">then:</text:p>
            <text:p text:style-name="P8">/* x == B <text:span text:style-name="T13">*/</text:span></text:p>
            <text:p text:style-name="P8">/* y == x^2 + A <text:span text:style-name="T13">*/</text:span></text:p>
            <text:p text:style-name="P4">therefore:</text:p>
            <text:p text:style-name="P8">x = x – 1 /* <text:span text:style-name="T7">=&gt; </text:span>x == B + 1 – 1 = B <text:span text:style-name="T13">*/</text:span></text:p>
            <text:p text:style-name="P8">y = y – 2*x – 1</text:p>
            <text:p text:style-name="P8"><text:span text:style-name="T1">/* </text:span><text:span text:style-name="T7">=&gt; </text:span>y == B^2 + 2*B + 1 + A – 2*B – 1 == x^2 + A <text:span text:style-name="T13">*/</text:span></text:p>
          </table:table-cell>
          <table:table-cell table:style-name="Table1.A1" office:value-type="string">
            <text:p text:style-name="P4">6. <text:span text:style-name="T8">(</text:span><text:span text:style-name="T13">a)</text:span></text:p>
            <text:p text:style-name="P8"><text:span text:style-name="T13">/* </text:span>2*x + 4*y – 2*z &gt; 4 <text:span text:style-name="T8">(</text:span><text:span text:style-name="T4">divide by 2 and add 1</text:span><text:span text:style-name="T8">)</text:span></text:p>
            <text:p text:style-name="P8"><text:span text:style-name="T8">=&gt; </text:span>x + 2*y + 1 – z &gt; 2 + 1 <text:span text:style-name="T13">*/</text:span></text:p>
            <text:p text:style-name="P1">insert x into the inequality:</text:p>
            <text:p text:style-name="P8">x =<text:span text:style-name="T4"> </text:span>x + 2*y + 1 /* =&gt; x – z &gt; 3 <text:span text:style-name="T13">*/</text:span></text:p>
            <text:p text:style-name="P1">insert z into the inequality:</text:p>
            <text:p text:style-name="P8">z = x - z /* =&gt; z &gt; 3 <text:span text:style-name="T13">*/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4:36:59.434000000</meta:creation-date>
    <dc:date>2021-09-27T16:13:54.582000000</dc:date>
    <meta:editing-duration>PT4H24M3S</meta:editing-duration>
    <meta:editing-cycles>6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51" meta:word-count="334" meta:character-count="1055" meta:non-whitespace-character-count="740"/>
  </office:meta>
</office:document-meta>
</file>